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erControlImpl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ControlImpl.out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erControlImpl.on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ControlImpl.on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ControlImpl.invokeInnerContro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